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a65d" draw:marker-end="Arrow" draw:marker-end-width="0.3cm" draw:fill="none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0.598cm" fo:min-width="0.2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3pt" fo:font-weight="bold" style:font-size-asian="23pt" style:font-weight-asian="bold" style:font-size-complex="23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ce181e"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color="#0066b3"/>
    </style:style>
    <style:style style:name="P6" style:family="paragraph">
      <loext:graphic-properties draw:fill-color="#ffffff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color="#ce181e" fo:font-size="20pt" style:font-size-asian="20pt" style:font-size-complex="20pt"/>
    </style:style>
    <style:style style:name="T3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07cm" svg:y1="6.604cm" svg:x2="32.026cm" svg:y2="6.604cm">
          <text:p/>
        </draw:line>
        <draw:frame draw:style-name="gr2" draw:text-style-name="P3" draw:layer="layout" svg:width="4.748cm" svg:height="2.073cm" svg:x="1.856cm" svg:y="3.007cm">
          <draw:text-box>
            <text:p text:style-name="P2"><text:span text:style-name="T1">CPU Guest</text:span></text:p>
            <text:p text:style-name="P2"><text:span text:style-name="T1">Mode</text:span></text:p>
          </draw:text-box>
        </draw:frame>
        <draw:frame draw:style-name="gr2" draw:text-style-name="P3" draw:layer="layout" svg:width="6.145cm" svg:height="2.073cm" svg:x="1.221cm" svg:y="8.308cm">
          <draw:text-box>
            <text:p text:style-name="P2"><text:span text:style-name="T1">CPU </text:span><text:span text:style-name="T1">Host</text:span></text:p>
            <text:p text:style-name="P2"><text:span text:style-name="T1">(regula</text:span><text:span text:style-name="T1">r) </text:span><text:span text:style-name="T1">Mode</text:span></text:p>
          </draw:text-box>
        </draw:frame>
        <draw:frame draw:style-name="gr2" draw:text-style-name="P4" draw:layer="layout" svg:width="3.728cm" svg:height="2.612cm" svg:x="9.734cm" svg:y="2.468cm">
          <draw:text-box>
            <text:p text:style-name="P2"><text:span text:style-name="T2">privileged</text:span></text:p>
            <text:p text:style-name="P2"><text:span text:style-name="T2">instruction</text:span></text:p>
            <text:p text:style-name="P2"><text:span text:style-name="T2">A</text:span></text:p>
          </draw:text-box>
        </draw:frame>
        <draw:frame draw:style-name="gr2" draw:text-style-name="P4" draw:layer="layout" svg:width="3.728cm" svg:height="2.612cm" svg:x="16.234cm" svg:y="2.468cm">
          <draw:text-box>
            <text:p text:style-name="P2"><text:span text:style-name="T2">privilege</text:span><text:span text:style-name="T2">d</text:span></text:p>
            <text:p text:style-name="P2"><text:span text:style-name="T2">instructi</text:span><text:span text:style-name="T2">on</text:span></text:p>
            <text:p text:style-name="P2"><text:span text:style-name="T2">B</text:span></text:p>
          </draw:text-box>
        </draw:frame>
        <draw:frame draw:style-name="gr2" draw:text-style-name="P4" draw:layer="layout" svg:width="7.263cm" svg:height="1.825cm" svg:x="23.334cm" svg:y="2.862cm">
          <draw:text-box>
            <text:p text:style-name="P2"><text:span text:style-name="T2">io </text:span><text:span text:style-name="T2">instruction</text:span></text:p>
            <text:p text:style-name="P2"><text:span text:style-name="T2">(e.g., to </text:span><text:span text:style-name="T2">scan pci </text:span><text:span text:style-name="T2">bus)</text:span></text:p>
          </draw:text-box>
        </draw:frame>
        <draw:frame draw:style-name="gr2" draw:text-style-name="P5" draw:layer="layout" svg:width="5.417cm" svg:height="1.505cm" svg:x="9.061cm" svg:y="9.163cm">
          <draw:text-box>
            <text:p text:style-name="P2"><text:span text:style-name="T3">(trap </text:span><text:span text:style-name="T3">and) </text:span><text:span text:style-name="T3">emulat</text:span><text:span text:style-name="T3">ed</text:span></text:p>
            <text:p text:style-name="P2"><text:span text:style-name="T3">by </text:span><text:span text:style-name="T3">CPU </text:span><text:span text:style-name="T3">hardwa</text:span><text:span text:style-name="T3">re</text:span></text:p>
          </draw:text-box>
        </draw:frame>
        <draw:frame draw:style-name="gr2" draw:text-style-name="P5" draw:layer="layout" svg:width="5.417cm" svg:height="1.505cm" svg:x="15.662cm" svg:y="9.164cm">
          <draw:text-box>
            <text:p text:style-name="P2"><text:span text:style-name="T3">(trap </text:span><text:span text:style-name="T3">and) </text:span><text:span text:style-name="T3">emula</text:span><text:span text:style-name="T3">ted</text:span></text:p>
            <text:p text:style-name="P2"><text:span text:style-name="T3">by </text:span><text:span text:style-name="T3">CPU </text:span><text:span text:style-name="T3">hardw</text:span><text:span text:style-name="T3">are</text:span></text:p>
          </draw:text-box>
        </draw:frame>
        <draw:frame draw:style-name="gr2" draw:text-style-name="P5" draw:layer="layout" svg:width="6.145cm" svg:height="1.505cm" svg:x="24.563cm" svg:y="9.165cm">
          <draw:text-box>
            <text:p text:style-name="P2"><text:span text:style-name="T3">(trap and) emulated</text:span></text:p>
            <text:p text:style-name="P2"><text:span text:style-name="T3">by hypervisor software</text:span></text:p>
          </draw:text-box>
        </draw:frame>
        <draw:line draw:style-name="gr3" draw:text-style-name="P1" draw:layer="layout" svg:x1="10.784cm" svg:y1="5.08cm" svg:x2="10.784cm" svg:y2="8.89cm">
          <text:p/>
        </draw:line>
        <draw:line draw:style-name="gr3" draw:text-style-name="P1" draw:layer="layout" svg:x1="17.484cm" svg:y1="5.055cm" svg:x2="17.484cm" svg:y2="8.865cm">
          <text:p/>
        </draw:line>
        <draw:line draw:style-name="gr3" draw:text-style-name="P1" draw:layer="layout" svg:x1="27.284cm" svg:y1="5.03cm" svg:x2="27.284cm" svg:y2="8.84cm">
          <text:p/>
        </draw:line>
        <draw:line draw:style-name="gr3" draw:text-style-name="P1" draw:layer="layout" svg:x1="11.884cm" svg:y1="8.865cm" svg:x2="11.884cm" svg:y2="5.055cm">
          <text:p/>
        </draw:line>
        <draw:line draw:style-name="gr3" draw:text-style-name="P1" draw:layer="layout" svg:x1="18.585cm" svg:y1="8.891cm" svg:x2="18.585cm" svg:y2="5.081cm">
          <text:p/>
        </draw:line>
        <draw:line draw:style-name="gr3" draw:text-style-name="P1" draw:layer="layout" svg:x1="28.286cm" svg:y1="8.917cm" svg:x2="28.286cm" svg:y2="5.107cm">
          <text:p/>
        </draw:line>
        <draw:custom-shape draw:style-name="gr4" draw:text-style-name="P2" draw:layer="layout" svg:width="1.016cm" svg:height="1.198cm" svg:x="10.922cm" svg:y="0.9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198cm" svg:x="17.723cm" svg:y="0.97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198cm" svg:x="26.924cm" svg:y="0.97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2T20:11:37.175865740</dc:date>
    <meta:editing-duration>PT4H17M21S</meta:editing-duration>
    <meta:editing-cycles>149</meta:editing-cycles>
    <meta:generator>LibreOffice/6.0.7.3$Linux_X86_64 LibreOffice_project/00m0$Build-3</meta:generator>
    <meta:document-statistic meta:object-count="41"/>
  </office:meta>
</office:document-meta>
</file>